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a3e" officeooo:paragraph-rsid="00164a3e"/>
    </style:style>
    <style:style style:name="P2" style:family="paragraph" style:parent-style-name="Standard">
      <style:text-properties officeooo:rsid="001659fe" officeooo:paragraph-rsid="001659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rage Automation Logic</text:p>
      <text:p text:style-name="P1"/>
      <text:p text:style-name="P2">Sensor: Light Detection</text:p>
      <text:p text:style-name="P2">Description: Used to determine the level of ambient light. <text:s/>Can be used to tell if the garage lights have been left on.</text:p>
      <text:p text:style-name="P2">Logic: If no motion has been detected for 15 min if ambient light is above threshold send MQTT mes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0:06:34.683395541</meta:creation-date>
    <dc:date>2018-03-12T20:10:52.743199215</dc:date>
    <meta:editing-duration>PT4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7" meta:character-count="267" meta:non-whitespace-character-count="223"/>
  </office:meta>
</office:document-meta>
</file>